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82cm" fo:min-width="4.87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4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18cm" fo:min-width="3.701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Long_20_Dash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82cm" fo:min-width="4.73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4cm" fo:min-width="2.04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5.01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0.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8pt" style:font-size-asian="6pt" style:font-size-complex="6pt"/>
    </style:style>
    <style:style style:name="P3" style:family="paragraph">
      <style:paragraph-properties fo:text-align="center" style:writing-mode="lr-tb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10pt" style:font-size-asian="18pt" style:font-size-complex="18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justify" style:writing-mode="lr-tb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justify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justify" style:writing-mode="lr-tb"/>
      <style:text-properties fo:font-size="8pt" style:font-size-asian="8pt" style:font-size-complex="8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size="8pt" style:font-size-asian="6pt" style:font-size-complex="6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CSM Mock</text:p>
          </draw:text-box>
        </draw:frame>
        <draw:custom-shape draw:style-name="gr1" draw:text-style-name="P2" draw:layer="layout" svg:width="7.6cm" svg:height="1.6cm" svg:x="0.4cm" svg:y="5.4cm">
          <text:p text:style-name="P2"><text:span text:style-name="T1">instantpayments_anadolu_originator_payment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cm" svg:height="1.6cm" svg:x="11cm" svg:y="5.4cm">
          <text:p text:style-name="P3"><text:span text:style-name="T2">CSMOriginatorBea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cm" svg:height="2.4cm" svg:x="11.3cm" svg:y="8cm">
          <text:p text:style-name="P3"><text:span text:style-name="T2">CSMstatus</text:span></text:p>
          <text:p text:style-name="P3"><text:span text:style-name="T2">CSMtxtable</text:span></text:p>
          <text:p text:style-name="P3"><text:span text:style-name="T2">CSMliquidit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5cm" svg:height="1.6cm" svg:x="11cm" svg:y="11.4cm">
          <text:p text:style-name="P3"><text:span text:style-name="T2">CSMTimeoutMDB</text:span></text:p>
          <text:p text:style-name="P3"><text:span text:style-name="T3">(duplicate response check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cm" svg:height="1.6cm" svg:x="11cm" svg:y="14cm">
          <text:p text:style-name="P3"><text:span text:style-name="T2">CSMBeneficiaryBean</text:span></text:p>
          <text:p text:style-name="P3"><text:span text:style-name="T3">(duplicate response check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cm" svg:y1="6.2cm" svg:x2="11cm" svg:y2="6.2cm">
          <text:p/>
        </draw:line>
        <draw:line draw:style-name="gr5" draw:text-style-name="P4" draw:layer="layout" svg:x1="13.4cm" svg:y1="7cm" svg:x2="13.4cm" svg:y2="8cm">
          <text:p/>
        </draw:line>
        <draw:line draw:style-name="gr5" draw:text-style-name="P4" draw:layer="layout" svg:x1="13.4cm" svg:y1="10.4cm" svg:x2="13.4cm" svg:y2="11.4cm">
          <text:p/>
        </draw:line>
        <draw:line draw:style-name="gr5" draw:text-style-name="P4" draw:layer="layout" svg:x1="13.4cm" svg:y1="13cm" svg:x2="13.4cm" svg:y2="14cm">
          <text:p/>
        </draw:line>
        <draw:custom-shape draw:style-name="gr1" draw:text-style-name="P2" xml:id="id4" draw:id="id4" draw:layer="layout" svg:width="7.6cm" svg:height="1.6cm" svg:x="0.4cm" svg:y="12.6cm">
          <text:p text:style-name="P2"><text:span text:style-name="T1">instantpayments_anadolu_originator_payment_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cm" svg:y1="12.2cm" svg:x2="8cm" svg:y2="13.4cm">
          <text:p/>
        </draw:line>
        <draw:line draw:style-name="gr4" draw:text-style-name="P4" draw:layer="layout" svg:x1="11cm" svg:y1="14.8cm" svg:x2="8cm" svg:y2="13.4cm">
          <text:p/>
        </draw:line>
        <draw:custom-shape draw:style-name="gr6" draw:text-style-name="P2" draw:layer="layout" svg:width="7.4cm" svg:height="1.6cm" svg:x="20.2cm" svg:y="5.4cm">
          <text:p text:style-name="P2"><text:span text:style-name="T1">instantpayments_anadolu_beneficiray_payment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cm" svg:y1="6.2cm" svg:x2="20.2cm" svg:y2="6.2cm">
          <text:p/>
        </draw:line>
        <draw:custom-shape draw:style-name="gr7" draw:text-style-name="P5" draw:layer="layout" svg:width="3.6cm" svg:height="1.4cm" svg:x="16.8cm" svg:y="8.4cm">
          <text:p text:style-name="P5"><text:span text:style-name="T3">CSMtim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cm" svg:y1="6.2cm" svg:x2="18.6cm" svg:y2="8.4cm">
          <text:p/>
        </draw:line>
        <draw:line draw:style-name="gr4" draw:text-style-name="P4" draw:layer="layout" svg:x1="18.6cm" svg:y1="9.8cm" svg:x2="16cm" svg:y2="12.2cm">
          <text:p/>
        </draw:line>
        <draw:custom-shape draw:style-name="gr1" draw:text-style-name="P2" draw:layer="layout" svg:width="7.6cm" svg:height="1.6cm" svg:x="20cm" svg:y="14cm">
          <text:p text:style-name="P2"><text:span text:style-name="T1">instantpayments_anadolu_beneficiray_payment_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0cm" svg:y1="14.8cm" svg:x2="16cm" svg:y2="14.8cm">
          <text:p/>
        </draw:line>
        <draw:custom-shape draw:style-name="gr8" draw:text-style-name="P2" xml:id="id2" draw:id="id2" draw:layer="layout" svg:width="7.8cm" svg:height="1.6cm" svg:x="19.8cm" svg:y="17.2cm">
          <text:p text:style-name="P2"><text:span text:style-name="T1">instantpayments_anadolu_beneficiray_payment_confi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8cm" svg:height="0.8cm" svg:x="8.8cm" svg:y="5.2cm">
          <text:p text:style-name="P6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0.8cm" svg:height="0.8cm" svg:x="17.2cm" svg:y="5.2cm">
          <text:p text:style-name="P6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0.8cm" svg:height="0.8cm" svg:x="17.2cm" svg:y="6.6cm">
          <text:p text:style-name="P6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0.8cm" svg:height="0.8cm" svg:x="8cm" svg:y="11.425cm">
          <text:p text:style-name="P7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9" draw:layer="layout" svg:width="3cm" svg:height="0.725cm" svg:x="18.1cm" svg:y="10.8cm">
          <draw:text-box>
            <text:p text:style-name="P8"><text:span text:style-name="T4">After 7 secs</text:span></text:p>
          </draw:text-box>
        </draw:frame>
        <draw:custom-shape draw:style-name="gr11" draw:text-style-name="P7" draw:layer="layout" svg:width="0.8cm" svg:height="0.8cm" svg:x="17.4cm" svg:y="10.725cm">
          <text:p text:style-name="P7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0" draw:layer="layout" svg:width="1.8cm" svg:height="1.199cm" svg:x="9cm" svg:y="11.3cm">
          <draw:text-box>
            <text:p text:style-name="P8"><text:span text:style-name="T5">RJCT</text:span><text:span text:style-name="T6">AB05</text:span></text:p>
          </draw:text-box>
        </draw:frame>
        <draw:frame draw:style-name="gr12" draw:text-style-name="P9" draw:layer="layout" svg:width="3cm" svg:height="1.199cm" svg:x="17.5cm" svg:y="13.401cm">
          <draw:text-box>
            <text:p text:style-name="P8"><text:span text:style-name="T4">ACCP/RJCT</text:span></text:p>
            <text:p text:style-name="P8"><text:span text:style-name="T4">AB06,AM02</text:span></text:p>
          </draw:text-box>
        </draw:frame>
        <draw:custom-shape draw:style-name="gr9" draw:text-style-name="P7" draw:layer="layout" svg:width="0.8cm" svg:height="0.8cm" svg:x="16.8cm" svg:y="13.6cm">
          <text:p text:style-name="P7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1" draw:layer="layout" svg:x1="13.5cm" svg:y1="15.6cm" svg:x2="19.8cm" svg:y2="18cm" draw:start-shape="id1" draw:start-glue-point="2" draw:end-shape="id2" draw:end-glue-point="6" svg:d="M13500 15600v2400h6300" svg:viewBox="0 0 6301 2401">
          <text:p/>
        </draw:connector>
        <draw:frame draw:style-name="gr12" draw:text-style-name="P9" draw:layer="layout" svg:width="3cm" svg:height="1.199cm" svg:x="15.5cm" svg:y="16.875cm">
          <draw:text-box>
            <text:p text:style-name="P8"><text:span text:style-name="T4">ACCP/RJCT</text:span></text:p>
            <text:p text:style-name="P11"><text:span text:style-name="T6">AB01</text:span></text:p>
          </draw:text-box>
        </draw:frame>
        <draw:custom-shape draw:style-name="gr9" draw:text-style-name="P7" draw:layer="layout" svg:width="0.8cm" svg:height="0.8cm" svg:x="14.8cm" svg:y="16.8cm">
          <text:p text:style-name="P7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9" draw:layer="layout" svg:width="3cm" svg:height="1.673cm" svg:x="8.7cm" svg:y="14.475cm">
          <draw:text-box>
            <text:p text:style-name="P8"><text:span text:style-name="T4">ACCP/</text:span></text:p>
            <text:p text:style-name="P8"><text:span text:style-name="T4">RJCT</text:span></text:p>
            <text:p text:style-name="P8"><text:span text:style-name="T6">AB06</text:span></text:p>
          </draw:text-box>
        </draw:frame>
        <draw:custom-shape draw:style-name="gr9" draw:text-style-name="P7" draw:layer="layout" svg:width="0.8cm" svg:height="0.8cm" svg:x="8cm" svg:y="14.4cm">
          <text:p text:style-name="P7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1" draw:layer="layout" draw:line-skew="-2.2cm" svg:x1="13.5cm" svg:y1="7cm" svg:x2="4.2cm" svg:y2="12.6cm" draw:start-shape="id3" draw:end-shape="id4" draw:end-glue-point="4" svg:d="M13500 7000v600h-9300v5000" svg:viewBox="0 0 9301 5601">
          <text:p/>
        </draw:connector>
        <draw:frame draw:style-name="gr10" draw:text-style-name="P10" draw:layer="layout" svg:width="1.8cm" svg:height="0.725cm" svg:x="9cm" svg:y="13cm">
          <draw:text-box>
            <text:p text:style-name="P8"><text:span text:style-name="T6">or</text:span></text:p>
          </draw:text-box>
        </draw:frame>
        <draw:custom-shape draw:style-name="gr9" draw:text-style-name="P6" draw:layer="layout" svg:width="0.8cm" svg:height="0.8cm" svg:x="5.6cm" svg:y="7.8cm">
          <text:p text:style-name="P6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9" draw:layer="layout" svg:width="4cm" svg:height="1.673cm" svg:x="6.7cm" svg:y="7.7cm">
          <draw:text-box>
            <text:p text:style-name="P8"><text:span text:style-name="T4">RJCT</text:span></text:p>
            <text:p text:style-name="P8"><text:span text:style-name="T6">AB05,AM04,RC01</text:span></text:p>
          </draw:text-box>
        </draw:frame>
        <draw:frame draw:style-name="gr15" draw:text-style-name="P9" draw:layer="layout" svg:width="9.6cm" svg:height="4.043cm" svg:x="2.2cm" svg:y="16.027cm">
          <draw:text-box>
            <text:p text:style-name="P8"><text:span text:style-name="T4">Reason Codes</text:span></text:p>
            <text:p text:style-name="P8"><text:span text:style-name="T6">AB05 Creditor agent timeout (CSM/beneficiary)</text:span></text:p>
            <text:p text:style-name="P8"><text:span text:style-name="T6">AB06 Instructed agent timeout</text:span></text:p>
            <text:p text:style-name="P8"><text:span text:style-name="T6">AM04 Liquidity limit</text:span></text:p>
            <text:p text:style-name="P8"><text:span text:style-name="T6">RC01 Unknown creditor bank</text:span></text:p>
            <text:p text:style-name="P8"><text:span text:style-name="T6">AM02 Account limit</text:span></text:p>
            <text:p text:style-name="P8"><text:span text:style-name="T6">AB01 CSM time out – approved TX</text:span></text:p>
            <text:p text:style-name="P8"><text:span text:style-name="T6">FF01 Validation error</text:span></text:p>
          </draw:text-box>
        </draw:frame>
        <draw:frame draw:style-name="gr16" draw:text-style-name="P12" draw:layer="layout" svg:width="4cm" svg:height="0.8cm" svg:x="8cm" svg:y="6.2cm">
          <draw:text-box>
            <text:p text:style-name="P8"><text:span text:style-name="T7">Payment request</text:span></text:p>
          </draw:text-box>
        </draw:frame>
        <draw:frame draw:style-name="gr17" draw:text-style-name="P12" draw:layer="layout" svg:width="2.8cm" svg:height="0.6cm" svg:x="17.9cm" svg:y="5.3cm">
          <draw:text-box>
            <text:p text:style-name="P8"><text:span text:style-name="T7">Payment request</text:span></text:p>
          </draw:text-box>
        </draw:frame>
        <draw:frame draw:style-name="gr16" draw:text-style-name="P12" draw:layer="layout" svg:width="4cm" svg:height="0.8cm" svg:x="18.274cm" svg:y="10.151cm">
          <draw:text-box>
            <text:p text:style-name="P8"><text:span text:style-name="T7">Payment request timer msg</text:span></text:p>
          </draw:text-box>
        </draw:frame>
        <draw:frame draw:style-name="gr14" draw:text-style-name="P9" draw:layer="layout" svg:width="4cm" svg:height="1.673cm" svg:x="9.677cm" svg:y="18.425cm">
          <draw:text-box>
            <text:p text:style-name="P8"><text:span text:style-name="T8">Status Codes</text:span></text:p>
            <text:p text:style-name="P8"><text:span text:style-name="T6">ACCP Accept</text:span></text:p>
            <text:p text:style-name="P8"><text:span text:style-name="T6">RJCT Reject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Notes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ActiveMQ schedulerSupport used to delay timeout copy of message for 7 secs</text:span></text:p>
                <text:list>
                  <text:list-item>
                    <text:p><text:span text:style-name="T10">The CSM timer MDB sends the AB05 reject message only if the original message has not been replied to yet (because it can insert the reply in the CSMtxtable without a primary key error)</text:span></text:p>
                  </text:list-item>
                </text:list>
              </text:list-item>
              <text:list-item>
                <text:p><text:span text:style-name="T9">The CSM originator MDB can also reject the request directly with AB05 or other error</text:span></text:p>
              </text:list-item>
              <text:list-item>
                <text:p><text:span text:style-name="T9">The bank IP beneficiary MDB can reject with AB06 or other errors</text:span></text:p>
              </text:list-item>
              <text:list-item>
                <text:p><text:span text:style-name="T9">The CSMstatus and CSMtxtable tables can be queried using: </text:span><text:span text:style-name="T9"><text:a xlink:href="http://localhost:8080/ip-csm-demo-1.0" xlink:type="simple">http://localhost:8080/ip-csm-demo-1.0</text:a></text:span></text:p>
              </text:list-item>
              <text:list-item>
                <text:p><text:span text:style-name="T9">The client ‘echo’ time is shown in the CSMstatus table (the echo request and response flow is not shown in the diagram)</text:span></text:p>
              </text:list-item>
            </text:list>
          </draw:text-box>
        </draw:fram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3:56:39.024659873</meta:creation-date>
    <dc:date>2021-12-08T08:50:24.072840949</dc:date>
    <meta:editing-duration>PT1H36M15S</meta:editing-duration>
    <meta:editing-cycles>13</meta:editing-cycles>
    <meta:generator>LibreOffice/6.4.7.2$Linux_X86_64 LibreOffice_project/40$Build-2</meta:generator>
    <meta:document-statistic meta:object-count="71"/>
  </office:meta>
</office:document-meta>
</file>